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bda3" officeooo:paragraph-rsid="0010bda3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0bda3" officeooo:paragraph-rsid="0010bda3" style:font-weight-asian="bold" style:font-weight-complex="bold"/>
    </style:style>
    <style:style style:name="P3" style:family="paragraph" style:parent-style-name="Standard">
      <style:text-properties officeooo:rsid="00058a72" officeooo:paragraph-rsid="0010bda3"/>
    </style:style>
    <style:style style:name="P4" style:family="paragraph" style:parent-style-name="Standard">
      <style:text-properties officeooo:paragraph-rsid="00139825"/>
    </style:style>
    <style:style style:name="P5" style:family="paragraph" style:parent-style-name="Standard">
      <style:text-properties style:text-position="0% 100%" officeooo:rsid="00058a72" officeooo:paragraph-rsid="0010bda3"/>
    </style:style>
    <style:style style:name="P6" style:family="paragraph" style:parent-style-name="Standard">
      <style:text-properties officeooo:rsid="00139825" officeooo:paragraph-rsid="00139825"/>
    </style:style>
    <style:style style:name="P7" style:family="paragraph" style:parent-style-name="Standard" style:list-style-name="L1">
      <style:text-properties officeooo:paragraph-rsid="0010bda3"/>
    </style:style>
    <style:style style:name="P8" style:family="paragraph" style:parent-style-name="Standard" style:list-style-name="L1">
      <style:text-properties officeooo:paragraph-rsid="00139825"/>
    </style:style>
    <style:style style:name="P9" style:family="paragraph" style:parent-style-name="Standard" style:list-style-name="L1">
      <style:text-properties officeooo:rsid="0010bda3" officeooo:paragraph-rsid="0010bda3"/>
    </style:style>
    <style:style style:name="P10" style:family="paragraph" style:parent-style-name="Standard" style:list-style-name="L1">
      <style:text-properties officeooo:rsid="00058a72" officeooo:paragraph-rsid="0010bda3"/>
    </style:style>
    <style:style style:name="P11" style:family="paragraph" style:parent-style-name="Standard" style:list-style-name="L1">
      <style:text-properties style:text-position="0% 100%" officeooo:rsid="00139825" officeooo:paragraph-rsid="00139825"/>
    </style:style>
    <style:style style:name="T1" style:family="text">
      <style:text-properties officeooo:rsid="0010bda3"/>
    </style:style>
    <style:style style:name="T2" style:family="text">
      <style:text-properties officeooo:rsid="00058a72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58a72"/>
    </style:style>
    <style:style style:name="T5" style:family="text">
      <style:text-properties style:text-position="super 58%" officeooo:rsid="0010bda3"/>
    </style:style>
    <style:style style:name="T6" style:family="text">
      <style:text-properties style:text-position="super 58%" officeooo:rsid="0013982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8b229" style:font-style-asian="italic" style:font-style-complex="italic"/>
    </style:style>
    <style:style style:name="T9" style:family="text">
      <style:text-properties fo:font-style="italic" officeooo:rsid="00139825" style:font-style-asian="italic" style:font-style-complex="italic"/>
    </style:style>
    <style:style style:name="T10" style:family="text">
      <style:text-properties officeooo:rsid="0013901f"/>
    </style:style>
    <style:style style:name="T11" style:family="text">
      <style:text-properties officeooo:rsid="00139825"/>
    </style:style>
    <style:style style:name="T12" style:family="text">
      <style:text-properties style:text-position="0% 100%" officeooo:rsid="0010bda3"/>
    </style:style>
    <style:style style:name="T13" style:family="text">
      <style:text-properties style:text-position="0% 100%" officeooo:rsid="00139825"/>
    </style:style>
    <style:style style:name="T14" style:family="text">
      <style:text-properties style:text-position="0% 100%" officeooo:rsid="0013e673"/>
    </style:style>
    <style:style style:name="T15" style:family="text">
      <style:text-properties officeooo:rsid="0008b229"/>
    </style:style>
    <style:style style:name="T16" style:family="text">
      <style:text-properties fo:font-style="normal" officeooo:rsid="0010bda3" style:font-style-asian="normal" style:font-style-complex="normal"/>
    </style:style>
    <style:style style:name="T17" style:family="text">
      <style:text-properties officeooo:rsid="001c1752"/>
    </style:style>
    <style:style style:name="T18" style:family="text">
      <style:text-properties officeooo:rsid="0015df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8">Task 7) </text:span>Main Menu - Client-side functionality</text:p>
      <text:p text:style-name="Standard"/>
      <text:list xml:id="list3983562889" text:style-name="L1">
        <text:list-item>
          <text:p text:style-name="P9">On page load<text:span text:style-name="T3">[1]</text:span>, define “click” event handlers<text:span text:style-name="T3">[2]</text:span> for the various navigation buttons defined in the view</text:p>
          <text:list>
            <text:list-item>
              <text:p text:style-name="P9">Start transaction</text:p>
              <text:list>
                <text:list-item>
                  <text:p text:style-name="P10">Should display error “Functionality has not yet been implemented.” on the view when clicked<text:span text:style-name="T5">[3]</text:span></text:p>
                </text:list-item>
              </text:list>
            </text:list-item>
            <text:list-item>
              <text:p text:style-name="P10">View <text:span text:style-name="T1">p</text:span>roducts</text:p>
              <text:list>
                <text:list-item>
                  <text:p text:style-name="P7"><text:span text:style-name="T2">Should navigate</text:span><text:span text:style-name="T4">[</text:span><text:span text:style-name="T5">4</text:span><text:span text:style-name="T4">]</text:span><text:span text:style-name="T2"> to the existing productListing view when clicked</text:span></text:p>
                </text:list-item>
              </text:list>
            </text:list-item>
            <text:list-item>
              <text:p text:style-name="P10">Create <text:span text:style-name="T1">e</text:span>mployee</text:p>
              <text:list>
                <text:list-item>
                  <text:p text:style-name="P10">When visible, should navigate<text:span text:style-name="T3">[</text:span><text:span text:style-name="T5">4</text:span><text:span text:style-name="T3">]</text:span> to the new employeeDetail view when clicked</text:p>
                </text:list-item>
              </text:list>
            </text:list-item>
            <text:list-item>
              <text:p text:style-name="P10">Sales <text:span text:style-name="T1">r</text:span>eport</text:p>
              <text:list>
                <text:list-item>
                  <text:p text:style-name="P10">Should display error “Functionality has not yet been implemented.” on the view when clicked<text:span text:style-name="T5">[3]</text:span></text:p>
                </text:list-item>
              </text:list>
            </text:list-item>
            <text:list-item>
              <text:p text:style-name="P10">Cashier <text:span text:style-name="T1">r</text:span>eport</text:p>
              <text:list>
                <text:list-item>
                  <text:p text:style-name="P10">Should display error “Functionality has not yet been implemented.” on the view when clicked<text:span text:style-name="T5">[3]</text:span></text:p>
                </text:list-item>
              </text:list>
            </text:list-item>
          </text:list>
        </text:list-item>
      </text:list>
      <text:p text:style-name="P5"/>
      <text:list xml:id="list142324796553137" text:continue-numbering="true" text:style-name="L1">
        <text:list-item>
          <text:p text:style-name="P8"><text:span text:style-name="T12">On page load</text:span><text:span text:style-name="T5">[1]</text:span><text:span text:style-name="T12">, define </text:span><text:span text:style-name="T13">a</text:span><text:span text:style-name="T12"> “click” event handler</text:span><text:span text:style-name="T5">[2]</text:span><text:span text:style-name="T12"> for the s</text:span><text:span text:style-name="T13">ign out image when defined</text:span></text:p>
          <text:list>
            <text:list-item>
              <text:p text:style-name="P8"><text:span text:style-name="T13">Should be defined in a common module that can be accessed from each of the client-side m</text:span><text:span text:style-name="T14">odules (a view/script(s)/style(s) triplet)</text:span></text:p>
              <text:list>
                <text:list-item>
                  <text:p text:style-name="P11">Probably master.js</text:p>
                </text:list-item>
              </text:list>
            </text:list-item>
            <text:list-item>
              <text:p text:style-name="P11">Should make an HTTP request, via AJAX<text:span text:style-name="T3">[5]</text:span>, to the server to clear the active user</text:p>
              <text:list>
                <text:list-item>
                  <text:p text:style-name="P11">Perform a DELETE request<text:span text:style-name="T3">[6,7]</text:span></text:p>
                </text:list-item>
              </text:list>
            </text:list-item>
            <text:list-item>
              <text:p text:style-name="P11">Redirect<text:span text:style-name="T3">[8]</text:span> to the Sign In view upon completion of the request</text:p>
            </text:list-item>
          </text:list>
        </text:list-item>
      </text:list>
      <text:p text:style-name="P3"/>
      <text:p text:style-name="P3"><text:span text:style-name="T3">[1]</text:span> https://developer.mozilla.org/en-US/docs/Web/API/Window/DOMContentLoaded_event</text:p>
      <text:p text:style-name="P1"><text:span text:style-name="T3">[2]</text:span> https://www.w3schools.com/js/js_htmldom_eventlistener.asp</text:p>
      <text:p text:style-name="P1"><text:span text:style-name="T3">[3]</text:span> <text:span text:style-name="T10">You can m</text:span>ake use of the existing <text:span text:style-name="T7">displayError(errorString)</text:span> method defined in master.js</text:p>
      <text:p text:style-name="P1"><text:span text:style-name="T3">[4]</text:span> <text:span text:style-name="T2">https://www.w3schools.com/jsref/met_loc_assign.asp</text:span></text:p>
      <text:p text:style-name="P6"><text:span text:style-name="T3">[5]</text:span> <text:span text:style-name="T15">https://www.w3schools.com/xml/ajax_intro.asp</text:span></text:p>
      <text:p text:style-name="P4"><text:span text:style-name="T6">[6]</text:span><text:span text:style-name="T11"> You can make use of the existing </text:span><text:span text:style-name="T8">ajaxD</text:span><text:span text:style-name="T9">elete</text:span><text:span text:style-name="T8">()</text:span><text:span text:style-name="T16"> </text:span><text:span text:style-name="T1">method defined in master.js</text:span></text:p>
      <text:p text:style-name="P6"><text:span text:style-name="T3">[7]</text:span> <text:span text:style-name="T17">https://www.w3.org/Protocols/rfc2616/rfc2616-sec9.html</text:span></text:p>
      <text:p text:style-name="P6"><text:span text:style-name="T3">[8]</text:span> https://www.w3schools.com/jsref/met_loc_replace.asp</text:p>
      <text:p text:style-name="P6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4T12:32:22.119394281</meta:creation-date>
    <dc:date>2019-12-31T14:23:22.749370069</dc:date>
    <meta:editing-duration>PT1H57M17S</meta:editing-duration>
    <meta:editing-cycles>7</meta:editing-cycles>
    <meta:generator>LibreOffice/6.3.3.2.0$Linux_X86_64 LibreOffice_project/30$Build-2</meta:generator>
    <meta:document-statistic meta:table-count="0" meta:image-count="0" meta:object-count="0" meta:page-count="1" meta:paragraph-count="26" meta:word-count="217" meta:character-count="1592" meta:non-whitespace-character-count="1418"/>
  </office:meta>
</office:document-meta>
</file>